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1" style:family="text">
      <style:text-properties fo:color="#000000" style:font-name="Times New Roman" fo:font-size="12pt" style:font-size-asian="12pt" style:font-name-complex="Times New Roman1" style:font-size-complex="12pt"/>
    </style:style>
    <style:style style:name="T2" style:family="text">
      <style:text-properties fo:color="#000000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3" style:family="text">
      <style:text-properties fo:color="#000000" style:text-position="super 58%" style:font-name="Times New Roman" fo:font-size="12pt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No_20_Spacing"><text:span text:style-name="apple-style-span"><text:span text:style-name="T1">List of Project Ideas:<text:tab/><text:tab/><text:tab/><text:tab/><text:tab/><text:tab/><text:tab/><text:tab/><text:tab/> <text:s text:c="5"/>Mark Luzarowski</text:span></text:span></text:p>
      <text:p text:style-name="No_20_Spacing"><text:span text:style-name="apple-style-span"><text:span text:style-name="T1">01) Program that calculates stress or strain on an object.<text:tab/><text:tab/><text:tab/><text:tab/> <text:s text:c="5"/>Andrew Cleveland</text:span></text:span><text:span text:style-name="T1"><text:line-break/>02) Program that calculates n</text:span><text:span text:style-name="apple-style-span"><text:span text:style-name="T1">atural frequency of an object.<text:tab/><text:tab/><text:tab/><text:tab/> <text:s text:c="5"/>Jacob McGough</text:span></text:span><text:span text:style-name="T1"><text:line-break/>03) Program that calculates the s</text:span><text:span text:style-name="apple-style-span"><text:span text:style-name="T1">tudent-T distribution.<text:tab/><text:tab/><text:tab/><text:tab/> <text:s text:c="5"/>Josh Fox</text:span></text:span><text:span text:style-name="T1"><text:line-break/>04) Program that solves problems via Newton-R</text:span><text:bookmark-start text:name="OLE_LINK3"/><text:bookmark-start text:name="OLE_LINK2"/><text:span text:style-name="apple-style-span"><text:span text:style-name="T1">aphson</text:span></text:span><text:bookmark-end text:name="OLE_LINK3"/><text:bookmark-end text:name="OLE_LINK2"/><text:span text:style-name="apple-style-span"><text:span text:style-name="T1"> method.<text:tab/><text:tab/><text:tab/> <text:s text:c="5"/>Section: 017</text:span></text:span></text:p>
      <text:p text:style-name="No_20_Spacing"><text:span text:style-name="apple-style-span"><text:span text:style-name="T1">05) Program that simulates traffic flow on a given road or system.</text:span></text:span></text:p>
      <text:p text:style-name="No_20_Spacing"><text:span text:style-name="apple-style-span"><text:span text:style-name="T1">06) Program that simulates an urban system with given resources.</text:span></text:span></text:p>
      <text:p text:style-name="No_20_Spacing"><text:span text:style-name="apple-style-span"><text:span text:style-name="T1">07) Program that calculates resistance, voltage, or amperes on basic circuits.</text:span></text:span></text:p>
      <text:p text:style-name="No_20_Spacing"><text:span text:style-name="apple-style-span"><text:span text:style-name="T1">08) Program that simulates a rocket launch.</text:span></text:span></text:p>
      <text:p text:style-name="No_20_Spacing"><text:span text:style-name="apple-style-span"><text:span text:style-name="T1">09) Program that simulates a living cell.</text:span></text:span></text:p>
      <text:p text:style-name="No_20_Spacing"><text:span text:style-name="apple-style-span"><text:span text:style-name="T1">10) Program that <text:s/>will calculate forces on a plane or flying object.</text:span></text:span></text:p>
      <text:p text:style-name="No_20_Spacing"><text:span text:style-name="apple-style-span"><text:span text:style-name="T1"/></text:span></text:p>
      <text:p text:style-name="No_20_Spacing"><text:span text:style-name="apple-style-span"><text:span text:style-name="T1">List of Sources:</text:span></text:span></text:p>
      <text:p text:style-name="No_20_Spacing"><text:span text:style-name="apple-style-span"><text:span text:style-name="T1">01) McGonagill, C. (Interview)</text:span></text:span></text:p>
      <text:p text:style-name="No_20_Spacing"><text:span text:style-name="apple-style-span"><text:span text:style-name="T1">02) Prin of Highway Engineering &amp; Traffic Analysis by </text:span></text:span><text:span text:style-name="apple-style-span"><text:span text:style-name="T2">Fred L. Mannering </text:span></text:span></text:p>
      <text:p text:style-name="No_20_Spacing"><text:span text:style-name="apple-style-span"><text:span text:style-name="T1">03) Globalization, Growth and Sustainability by Satya Dev Gupta</text:span></text:span></text:p>
      <text:p text:style-name="No_20_Spacing"><text:span text:style-name="apple-style-span"><text:span text:style-name="T1">04) Linear Circuit Analysis: Time Domain, Phasor, And Laplace Transform Approaches by </text:span></text:span><text:span text:style-name="apple-style-span"><text:span text:style-name="T2">Raymond A. DeCarlo </text:span></text:span></text:p>
      <text:p text:style-name="No_20_Spacing"><text:span text:style-name="apple-style-span"><text:span text:style-name="T1">05) The Science and Engineering of Materials, 6</text:span></text:span><text:span text:style-name="apple-style-span"><text:span text:style-name="T3">th</text:span></text:span><text:span text:style-name="apple-style-span"><text:span text:style-name="T1"> Edition by L. H. Van Vlack </text:span></text:span></text:p>
      <text:p text:style-name="No_20_Spacing"><text:span text:style-name="apple-style-span"><text:span text:style-name="T1">06) Fundamentals of Hybrid Rocket Combustion and Propulsion by Martin J. Chiaverini</text:span></text:span></text:p>
      <text:p text:style-name="No_20_Spacing"><text:span text:style-name="apple-style-span"><text:span text:style-name="T1">07) Purdue University EPICS projects</text:span></text:span></text:p>
      <text:p text:style-name="No_20_Spacing"><text:span text:style-name="apple-style-span"><text:span text:style-name="T1">08) Various engineering disciplines' <text:s/>senior design projects</text:span></text:span></text:p>
      <text:p text:style-name="No_20_Spacing"><text:span text:style-name="apple-style-span"><text:span text:style-name="T1">09) Intuitive Probability and Random Processes Using MATLAB by Steven M. Kay </text:span></text:span></text:p>
      <text:p text:style-name="No_20_Spacing"><text:span text:style-name="apple-style-span"><text:span text:style-name="T1">10) MATLAB for Engineers 2</text:span></text:span><text:span text:style-name="apple-style-span"><text:span text:style-name="T3">nd</text:span></text:span><text:span text:style-name="apple-style-span"><text:span text:style-name="T1"> Edition by </text:span></text:span><text:span text:style-name="apple-style-span"><text:span text:style-name="T2">Holly Moore </text:span></text:span></text:p>
      <text:p text:style-name="No_20_Spacing"><text:span text:style-name="apple-style-span"><text:span text:style-name="T1"/></text:span></text:p>
      <text:p text:style-name="No_20_Spacing"><text:span text:style-name="apple-style-span"><text:span text:style-name="T1">Paragraph describing concept generation process:</text:span></text:span></text:p>
      <text:p text:style-name="No_20_Spacing"><text:span text:style-name="apple-style-span"><text:span text:style-name="T1"><text:tab/>Collecting all of our ideas together, we first had to discover the methods by which we all generated our individual lists. <text:s/>The first step was to look further into the means by which each list came to be and asses the validity of the respective methods. <text:s/>After that, we began shortening the lists by cutting out ideas that we believed were just too complicated for us to build; with our collective knowledge of MATLAB still being rather minimal, we did not want to tackle a design we could not complete in a semester. <text:s/>Removing those, were still left with a fair amount and, as such, pulled some ideas from each member of the team all the while making sure we had a list that did not favor on engineering discipline over another.</text:span></text:span></text:p>
      <text:p text:style-name="No_20_Spacing"><text:span text:style-name="apple-style-span"><text:span text:style-name="T1"/></text:span></text:p>
      <text:p text:style-name="No_20_Spacing"><text:span text:style-name="apple-style-spa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6T22:43:12.32</meta:creation-date>
    <dc:date>2011-01-26T23:59:59.60</dc:date>
    <meta:editing-duration>PT01H16M42S</meta:editing-duration>
    <meta:editing-cycles>11</meta:editing-cycles>
    <meta:generator>OpenOffice.org/3.2$Win32 OpenOffice.org_project/320m18$Build-9502</meta:generator>
    <meta:document-statistic meta:table-count="0" meta:image-count="0" meta:object-count="0" meta:page-count="1" meta:paragraph-count="21" meta:word-count="346" meta:character-count="2183"/>
  </office:meta>
</office:document-meta>
</file>